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e1d" officeooo:paragraph-rsid="00032e1d"/>
    </style:style>
    <style:style style:name="P2" style:family="paragraph" style:parent-style-name="Standard">
      <style:text-properties officeooo:rsid="0004d6a5" officeooo:paragraph-rsid="0004d6a5"/>
    </style:style>
    <style:style style:name="P3" style:family="paragraph" style:parent-style-name="Standard">
      <style:text-properties officeooo:rsid="0004d6a5" officeooo:paragraph-rsid="0004d6a5"/>
    </style:style>
    <style:style style:name="P4" style:family="paragraph" style:parent-style-name="Standard">
      <style:text-properties officeooo:rsid="00083bd9" officeooo:paragraph-rsid="00083b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 1</text:p>
      <text:p text:style-name="P1"/>
      <text:p text:style-name="P1">#dic</text:p>
      <text:p text:style-name="P1">import random</text:p>
      <text:p text:style-name="P1"/>
      <text:p text:style-name="P1">p={1:'r',2:'p',3:'s'}</text:p>
      <text:p text:style-name="P1">y=0</text:p>
      <text:p text:style-name="P1">c=0</text:p>
      <text:p text:style-name="P1"/>
      <text:p text:style-name="P1">while True:</text:p>
      <text:p text:style-name="P1"><text:tab/>yc=input("you choice: r/p/s: ")</text:p>
      <text:p text:style-name="P1"><text:tab/>cc=p[random.randint(1,3)]</text:p>
      <text:p text:style-name="P1"/>
      <text:p text:style-name="P1"><text:tab/>print("computer gave: ", cc)</text:p>
      <text:p text:style-name="P1"/>
      <text:p text:style-name="P1"><text:tab/>if(yc=='r' and cc=='p'):</text:p>
      <text:p text:style-name="P1"><text:tab/><text:tab/>print("computer wins the game")</text:p>
      <text:p text:style-name="P1"><text:tab/><text:tab/>c+=1</text:p>
      <text:p text:style-name="P1"><text:tab/>elif(yc=='s' and cc=='p'):</text:p>
      <text:p text:style-name="P1"><text:tab/><text:tab/>print("you win the game")</text:p>
      <text:p text:style-name="P1"><text:tab/><text:tab/>y+=1</text:p>
      <text:p text:style-name="P1"><text:tab/>elif(yc=='r' and cc=='s'):</text:p>
      <text:p text:style-name="P1"><text:tab/><text:tab/>print("you win the game")</text:p>
      <text:p text:style-name="P1"><text:tab/><text:tab/>y+=1</text:p>
      <text:p text:style-name="P1"><text:tab/>elif(yc=='p' and cc=='r'):</text:p>
      <text:p text:style-name="P1"><text:tab/><text:tab/>print("you win the game")</text:p>
      <text:p text:style-name="P1"><text:tab/><text:tab/>y+=1</text:p>
      <text:p text:style-name="P1"><text:tab/>elif(yc=='p' and cc=='s'):</text:p>
      <text:p text:style-name="P1"><text:tab/><text:tab/>print("computer wins the game")</text:p>
      <text:p text:style-name="P1"><text:tab/><text:tab/>c+=1</text:p>
      <text:p text:style-name="P1"><text:tab/>elif(yc=='s' and cc=='r'):</text:p>
      <text:p text:style-name="P1"><text:tab/><text:tab/>print("computer wins the game")</text:p>
      <text:p text:style-name="P1"><text:tab/><text:tab/>c+=1</text:p>
      <text:p text:style-name="P1"><text:tab/>elif(yc=='r' and cc=='r'):</text:p>
      <text:p text:style-name="P1"><text:tab/><text:tab/>print("try again")</text:p>
      <text:p text:style-name="P1"><text:tab/>elif(yc=='s' and cc=='s'):</text:p>
      <text:p text:style-name="P1"><text:tab/><text:tab/>print("try again")</text:p>
      <text:p text:style-name="P1"><text:tab/>elif(yc=='p' and cc=='p'):</text:p>
      <text:p text:style-name="P1"><text:tab/><text:tab/>print("try again")</text:p>
      <text:p text:style-name="P1"/>
      <text:p text:style-name="P1"><text:tab/>print("you won the game against computer",y)</text:p>
      <text:p text:style-name="P1"><text:tab/>print("computer wow the game against you",c)</text:p>
      <text:p text:style-name="P1"><text:tab/>if(c==3 or y==3):</text:p>
      <text:p text:style-name="P1"><text:tab/><text:tab/>break</text:p>
      <text:p text:style-name="P1"/>
      <text:p text:style-name="P1"/>
      <text:p text:style-name="P1">output</text:p>
      <text:p text:style-name="P1"/>
      <text:p text:style-name="P1">you choice: r/p/s: r</text:p>
      <text:p text:style-name="P1">computer gave: <text:s/>s</text:p>
      <text:p text:style-name="P1">you win the game</text:p>
      <text:p text:style-name="P1">you won the game against computer 1</text:p>
      <text:p text:style-name="P1">computer wow the game against you 0</text:p>
      <text:p text:style-name="P1">you choice: r/p/s: p</text:p>
      <text:p text:style-name="P1">computer gave: <text:s/>s</text:p>
      <text:p text:style-name="P1">computer wins the game</text:p>
      <text:p text:style-name="P1">you won the game against computer 1</text:p>
      <text:p text:style-name="P1"><text:soft-page-break/>computer wow the game against you 1</text:p>
      <text:p text:style-name="P1">you choice: r/p/s: s</text:p>
      <text:p text:style-name="P1">computer gave: <text:s/>p</text:p>
      <text:p text:style-name="P1">you win the game</text:p>
      <text:p text:style-name="P1">you won the game against computer 2</text:p>
      <text:p text:style-name="P1">computer wow the game against you 1</text:p>
      <text:p text:style-name="P1">you choice: r/p/s: r</text:p>
      <text:p text:style-name="P1">computer gave: <text:s/>r</text:p>
      <text:p text:style-name="P1">try again</text:p>
      <text:p text:style-name="P1">you won the game against computer 2</text:p>
      <text:p text:style-name="P1">computer wow the game against you 1</text:p>
      <text:p text:style-name="P1">you choice: r/p/s: p</text:p>
      <text:p text:style-name="P1">computer gave: <text:s/>s</text:p>
      <text:p text:style-name="P1">computer wins the game</text:p>
      <text:p text:style-name="P1">you won the game against computer 2</text:p>
      <text:p text:style-name="P1">computer wow the game against you 2</text:p>
      <text:p text:style-name="P1">you choice: r/p/s: s</text:p>
      <text:p text:style-name="P1">computer gave: <text:s/>s</text:p>
      <text:p text:style-name="P1">try again</text:p>
      <text:p text:style-name="P1">you won the game against computer 2</text:p>
      <text:p text:style-name="P1">computer wow the game against you 2</text:p>
      <text:p text:style-name="P1">you choice: r/p/s: r</text:p>
      <text:p text:style-name="P1">computer gave: <text:s/>r</text:p>
      <text:p text:style-name="P1">try again</text:p>
      <text:p text:style-name="P1">you won the game against computer 2</text:p>
      <text:p text:style-name="P1">computer wow the game against you 2</text:p>
      <text:p text:style-name="P1">you choice: r/p/s: p</text:p>
      <text:p text:style-name="P1">computer gave: <text:s/>p</text:p>
      <text:p text:style-name="P1">try again</text:p>
      <text:p text:style-name="P1">you won the game against computer 2</text:p>
      <text:p text:style-name="P1">computer wow the game against you 2</text:p>
      <text:p text:style-name="P1">you choice: r/p/s: s</text:p>
      <text:p text:style-name="P1">computer gave: <text:s/>r</text:p>
      <text:p text:style-name="P1">computer wins the game</text:p>
      <text:p text:style-name="P1">you won the game against computer 2</text:p>
      <text:p text:style-name="P1">computer wow the game against you 3</text:p>
      <text:p text:style-name="P1"/>
      <text:p text:style-name="P1"/>
      <text:p text:style-name="P1">program 2</text:p>
      <text:p text:style-name="P1"/>
      <text:p text:style-name="P1">#table</text:p>
      <text:p text:style-name="P1">for i in range(2,3):</text:p>
      <text:p text:style-name="P1"><text:tab/>for j in range(1,21):</text:p>
      <text:p text:style-name="P1"><text:tab/><text:tab/>print(i,"*",j,"=",i*j)</text:p>
      <text:p text:style-name="P1"/>
      <text:p text:style-name="P1"/>
      <text:p text:style-name="P2">output</text:p>
      <text:p text:style-name="P2"/>
      <text:p text:style-name="P2"/>
      <text:p text:style-name="P2">2 * 1 = 2</text:p>
      <text:p text:style-name="P2">2 * 2 = 4</text:p>
      <text:p text:style-name="P2">2 * 3 = 6</text:p>
      <text:p text:style-name="P2">2 * 4 = 8</text:p>
      <text:p text:style-name="P2">2 * 5 = 10</text:p>
      <text:p text:style-name="P2">2 * 6 = 12</text:p>
      <text:p text:style-name="P2">2 * 7 = 14</text:p>
      <text:p text:style-name="P2">2 * 8 = 16</text:p>
      <text:p text:style-name="P2"><text:soft-page-break/>2 * 9 = 18</text:p>
      <text:p text:style-name="P2">2 * 10 = 20</text:p>
      <text:p text:style-name="P2">2 * 11 = 22</text:p>
      <text:p text:style-name="P2">2 * 12 = 24</text:p>
      <text:p text:style-name="P2">2 * 13 = 26</text:p>
      <text:p text:style-name="P2">2 * 14 = 28</text:p>
      <text:p text:style-name="P2">2 * 15 = 30</text:p>
      <text:p text:style-name="P2">2 * 16 = 32</text:p>
      <text:p text:style-name="P2">2 * 17 = 34</text:p>
      <text:p text:style-name="P2">2 * 18 = 36</text:p>
      <text:p text:style-name="P2">2 * 19 = 38</text:p>
      <text:p text:style-name="P2">2 * 20 = 40</text:p>
      <text:p text:style-name="P2"/>
      <text:p text:style-name="P4">program 3</text:p>
      <text:p text:style-name="P4"/>
      <text:p text:style-name="P4">#tictakto</text:p>
      <text:p text:style-name="P4">import random</text:p>
      <text:p text:style-name="P4">a=['1','2','3','4','5','6','7','8','9']</text:p>
      <text:p text:style-name="P4">def printboard():</text:p>
      <text:p text:style-name="P4"><text:tab/>print('.......')</text:p>
      <text:p text:style-name="P4"><text:tab/>print(a[0]+'|'+a[1]+'|'+a[2]+'|')</text:p>
      <text:p text:style-name="P4"><text:tab/>print('......')</text:p>
      <text:p text:style-name="P4"><text:tab/>print(a[3]+'|'+a[4]+'|'+a[5]+'|')</text:p>
      <text:p text:style-name="P4"><text:tab/>print('......')</text:p>
      <text:p text:style-name="P4"><text:tab/>print(a[6]+'|'+a[7]+'|'+a[8]+'|')</text:p>
      <text:p text:style-name="P4"><text:tab/>print('.......')</text:p>
      <text:p text:style-name="P4">printboard()</text:p>
      <text:p text:style-name="P4"/>
      <text:p text:style-name="P4">p1 = True</text:p>
      <text:p text:style-name="P4"/>
      <text:p text:style-name="P4">while(True):</text:p>
      <text:p text:style-name="P4"><text:tab/>printboard()</text:p>
      <text:p text:style-name="P4"/>
      <text:p text:style-name="P4"><text:tab/>if p1:</text:p>
      <text:p text:style-name="P4"><text:tab/><text:tab/>p=input("player1, choose your place : ")</text:p>
      <text:p text:style-name="P4"><text:tab/><text:tab/>if p in a:</text:p>
      <text:p text:style-name="P4"><text:tab/><text:tab/><text:tab/>a[int(p)-1]='x'</text:p>
      <text:p text:style-name="P4"><text:tab/><text:tab/><text:tab/>p1= not p1</text:p>
      <text:p text:style-name="P4"/>
      <text:p text:style-name="P4"><text:tab/>else:</text:p>
      <text:p text:style-name="P4"><text:tab/><text:tab/>p=input("player 2, choose your place : ")</text:p>
      <text:p text:style-name="P4"><text:tab/><text:tab/>if p in a:</text:p>
      <text:p text:style-name="P4"><text:tab/><text:tab/><text:tab/>a[int(p)-1]='0'</text:p>
      <text:p text:style-name="P4"><text:tab/><text:tab/><text:tab/>p1=not p1</text:p>
      <text:p text:style-name="P4"><text:tab/>for i in(0,3,6):</text:p>
      <text:p text:style-name="P4"><text:tab/><text:tab/> <text:s text:c="7"/>if(a[i]==a[i+1] and a[i]==a[i+2]):</text:p>
      <text:p text:style-name="P4"><text:tab/><text:tab/> <text:s text:c="7"/><text:tab/>print("game over")</text:p>
      <text:p text:style-name="P4"><text:tab/><text:tab/> <text:s text:c="7"/><text:tab/>printboard()</text:p>
      <text:p text:style-name="P4"><text:tab/><text:tab/> <text:s text:c="7"/><text:tab/>exit()</text:p>
      <text:p text:style-name="P4"/>
      <text:p text:style-name="P4"><text:tab/>for i in range(3):</text:p>
      <text:p text:style-name="P4"><text:tab/><text:tab/>if(a[i]==a[i+3] and a[i]==a[i+6]):</text:p>
      <text:p text:style-name="P4"><text:tab/><text:tab/><text:tab/>print("game over")</text:p>
      <text:p text:style-name="P4"><text:tab/><text:tab/><text:tab/>printboard()</text:p>
      <text:p text:style-name="P4"><text:tab/><text:tab/><text:tab/>exit()</text:p>
      <text:p text:style-name="P4"/>
      <text:p text:style-name="P4"><text:tab/>if(a[0]==a[4] and a[0]==a[8]):</text:p>
      <text:p text:style-name="P4"><text:soft-page-break/><text:tab/><text:tab/>print("game over")</text:p>
      <text:p text:style-name="P4"><text:tab/><text:tab/>printboard()</text:p>
      <text:p text:style-name="P4"><text:tab/><text:tab/>exit()</text:p>
      <text:p text:style-name="P4"/>
      <text:p text:style-name="P4"><text:tab/>if(a[2]==a[4] and a[2]==a[6]):</text:p>
      <text:p text:style-name="P4"><text:tab/><text:tab/>print("game over")</text:p>
      <text:p text:style-name="P4"><text:tab/><text:tab/>printboard()</text:p>
      <text:p text:style-name="P4"><text:tab/><text:tab/>exit()</text:p>
      <text:p text:style-name="P4"/>
      <text:p text:style-name="P4"><text:tab/>else:</text:p>
      <text:p text:style-name="P4"><text:tab/><text:tab/>print("you have entered an invalid position")</text:p>
      <text:p text:style-name="P4"><text:tab/><text:tab/>continue</text:p>
      <text:p text:style-name="P4"/>
      <text:p text:style-name="P4"/>
      <text:p text:style-name="P4">output </text:p>
      <text:p text:style-name="P4"/>
      <text:p text:style-name="P4">.......</text:p>
      <text:p text:style-name="P4">1|2|3|</text:p>
      <text:p text:style-name="P4">......</text:p>
      <text:p text:style-name="P4">4|5|6|</text:p>
      <text:p text:style-name="P4">......</text:p>
      <text:p text:style-name="P4">7|8|9|</text:p>
      <text:p text:style-name="P4">.......</text:p>
      <text:p text:style-name="P4">.......</text:p>
      <text:p text:style-name="P4">1|2|3|</text:p>
      <text:p text:style-name="P4">......</text:p>
      <text:p text:style-name="P4">4|5|6|</text:p>
      <text:p text:style-name="P4">......</text:p>
      <text:p text:style-name="P4">7|8|9|</text:p>
      <text:p text:style-name="P4">.......</text:p>
      <text:p text:style-name="P4">player1, choose your place : 1</text:p>
      <text:p text:style-name="P4">you have entered an invalid position</text:p>
      <text:p text:style-name="P4">.......</text:p>
      <text:p text:style-name="P4">x|2|3|</text:p>
      <text:p text:style-name="P4">......</text:p>
      <text:p text:style-name="P4">4|5|6|</text:p>
      <text:p text:style-name="P4">......</text:p>
      <text:p text:style-name="P4">7|8|9|</text:p>
      <text:p text:style-name="P4">.......</text:p>
      <text:p text:style-name="P4">player 2, choose your place : 3</text:p>
      <text:p text:style-name="P4">you have entered an invalid position</text:p>
      <text:p text:style-name="P4">.......</text:p>
      <text:p text:style-name="P4">x|2|0|</text:p>
      <text:p text:style-name="P4">......</text:p>
      <text:p text:style-name="P4">4|5|6|</text:p>
      <text:p text:style-name="P4">......</text:p>
      <text:p text:style-name="P4">7|8|9|</text:p>
      <text:p text:style-name="P4">.......</text:p>
      <text:p text:style-name="P4">player1, choose your place : 4</text:p>
      <text:p text:style-name="P4">you have entered an invalid position</text:p>
      <text:p text:style-name="P4">.......</text:p>
      <text:p text:style-name="P4">x|2|0|</text:p>
      <text:p text:style-name="P4">......</text:p>
      <text:p text:style-name="P4">x|5|6|</text:p>
      <text:p text:style-name="P4">......</text:p>
      <text:p text:style-name="P4">7|8|9|</text:p>
      <text:p text:style-name="P4">.......</text:p>
      <text:p text:style-name="P4"><text:soft-page-break/>player 2, choose your place : 6</text:p>
      <text:p text:style-name="P4">you have entered an invalid position</text:p>
      <text:p text:style-name="P4">.......</text:p>
      <text:p text:style-name="P4">x|2|0|</text:p>
      <text:p text:style-name="P4">......</text:p>
      <text:p text:style-name="P4">x|5|0|</text:p>
      <text:p text:style-name="P4">......</text:p>
      <text:p text:style-name="P4">7|8|9|</text:p>
      <text:p text:style-name="P4">.......</text:p>
      <text:p text:style-name="P4">player1, choose your place : 2</text:p>
      <text:p text:style-name="P4">you have entered an invalid position</text:p>
      <text:p text:style-name="P4">.......</text:p>
      <text:p text:style-name="P4">x|x|0|</text:p>
      <text:p text:style-name="P4">......</text:p>
      <text:p text:style-name="P4">x|5|0|</text:p>
      <text:p text:style-name="P4">......</text:p>
      <text:p text:style-name="P4">7|8|9|</text:p>
      <text:p text:style-name="P4">.......</text:p>
      <text:p text:style-name="P4">player 2, choose your place : 9</text:p>
      <text:p text:style-name="P4">game over</text:p>
      <text:p text:style-name="P4">.......</text:p>
      <text:p text:style-name="P4">x|x|0|</text:p>
      <text:p text:style-name="P4">......</text:p>
      <text:p text:style-name="P4">x|5|0|</text:p>
      <text:p text:style-name="P4">......</text:p>
      <text:p text:style-name="P4">7|8|0|</text:p>
      <text:p text:style-name="P4">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9:25:21.771214358</meta:creation-date>
    <dc:date>2018-10-10T10:21:55.729254079</dc:date>
    <meta:editing-duration>PT54M3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5" meta:paragraph-count="226" meta:word-count="652" meta:character-count="3834" meta:non-whitespace-character-count="3243"/>
  </office:meta>
</office:document-meta>
</file>